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name-asian="Arial" style:font-size-asian="10pt" style:font-name-complex="Arial"/>
    </style:style>
    <style:style style:name="P2" style:family="paragraph" style:parent-style-name="Standard">
      <style:paragraph-properties style:text-autospace="non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end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style:text-autospace="none">
        <style:tab-stops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>
      <style:paragraph-properties fo:line-height="200%" style:text-autospace="none"/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Arial" fo:font-size="10pt" style:font-name-asian="Arial" style:font-size-asian="10pt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name-complex="Arial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line-height="200%" fo:text-align="center" style:justify-single-word="false" style:shadow="none"/>
      <style:text-properties style:font-name="Arial" fo:font-size="10pt" style:font-name-asian="Arial" style:font-size-asian="10pt" style:font-name-complex="Arial" style:font-size-complex="10pt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3" style:family="paragraph" style:parent-style-name="Standard" style:list-style-name="L1">
      <style:paragraph-properties fo:line-height="200%" style:text-autospace="none"/>
      <style:text-properties style:font-name="Arial" fo:font-size="10pt" style:font-name-asian="Arial" style:font-size-asian="10pt" style:font-name-complex="Arial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FFIDAVIT OF SERVICE</text:p>
      <text:p text:style-name="P3"/>
      <text:p text:style-name="P10"/>
      <text:p text:style-name="P9">FEDERAL COURT OF CANADA</text:p>
      <text:p text:style-name="Standard"/>
      <text:p text:style-name="P1">BETWEEN:</text:p>
      <text:p text:style-name="P10"/>
      <text:p text:style-name="P9">Radu Hociung</text:p>
      <text:p text:style-name="P7">Plaintiff, Appellant</text:p>
      <text:p text:style-name="P10"/>
      <text:p text:style-name="P8">and</text:p>
      <text:p text:style-name="P10"/>
      <text:p text:style-name="P9">Minister of Public Safety and Emergency Preparedness</text:p>
      <text:p text:style-name="P4">Defendent, Respondent</text:p>
      <text:p text:style-name="P3"/>
      <text:p text:style-name="P3">AFFIDAVIT OF SERVICE</text:p>
      <text:p text:style-name="P11"/>
      <text:p text:style-name="P5"/>
      <text:p text:style-name="P5"><text:tab/>I, Radu Hociung, of the Solidaridad in the Quintana Roo state of Mexico, SWEAR THAT:</text:p>
      <text:p text:style-name="P5"/>
      <text:list xml:id="list6313669989871827987" text:style-name="L1">
        <text:list-item>
          <text:p text:style-name="P13">I served the Minister <text:s/>Minister of Public Safety and Emergency Preparedness with Additional Written Submissions by sending a copy by fax on November 22, 2019 to Eric Peterson, solicitor for the Respondent at (416) 973-5004.</text:p>
          <text:p text:style-name="P13"/>
        </text:list-item>
      </text:list>
      <text:p text:style-name="P6"/>
      <text:p text:style-name="P2">_____________________________</text:p>
      <text:p text:style-name="P2">Radu Hociung</text:p>
      <text:p text:style-name="P2"/>
      <text:p text:style-name="P2"/>
      <text:p text:style-name="P2">Sworn before me at the City of Solidaridad <text:s text:c="2"/>in the Quintana Roo state of Mexico on November 25, 2019.</text:p>
      <text:p text:style-name="P2"/>
      <text:p text:style-name="P2"/>
      <text:p text:style-name="P2"/>
      <text:p text:style-name="P2"/>
      <text:p text:style-name="P2"/>
      <text:p text:style-name="P2"/>
      <text:p text:style-name="P2">______________________________________</text:p>
      <text:p text:style-name="P2"/>
      <text:p text:style-name="P2">Consular Officer of Canada</text:p>
      <text:p text:style-name="P2">Consular Agency of Canada</text:p>
      <text:p text:style-name="P2">Avenida 10 entre Calle 3 y 5, Playa del Carmen, Mexico, 777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text-align="start" style:justify-single-word="false" fo:text-indent="0cm" style:auto-text-indent="false" style:text-autospace="ideograph-alpha" style:vertical-align="auto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erry Phillips</meta:initial-creator>
    <dc:creator>Radu Hociung</dc:creator>
    <meta:creation-date>2005-01-11T13:26:00</meta:creation-date>
    <dc:date>2019-11-25T14:12:42.52</dc:date>
    <meta:generator>OpenOffice/4.1.6$Win32 OpenOffice.org_project/416m1$Build-9790</meta:generator>
    <meta:editing-duration>PT4H22M34S</meta:editing-duration>
    <meta:editing-cycles>21</meta:editing-cycles>
    <meta:document-statistic meta:table-count="0" meta:image-count="0" meta:object-count="0" meta:page-count="1" meta:paragraph-count="18" meta:word-count="119" meta:character-count="781"/>
  </office:meta>
</office:document-meta>
</file>